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Text_20_body">
      <style:paragraph-properties fo:margin-top="0in" fo:margin-bottom="0.0972in" loext:contextual-spacing="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Standard" style:master-page-name="Standard">
      <style:paragraph-properties style:page-number="auto"/>
    </style:style>
    <style:style style:name="P4" style:family="paragraph" style:parent-style-name="Standard" style:list-style-name="WWNum8"/>
    <style:style style:name="P5" style:family="paragraph" style:parent-style-name="Standard" style:list-style-name="WWNum9"/>
    <style:style style:name="P6" style:family="paragraph" style:parent-style-name="Text_20_body" style:list-style-name="WWNum2"/>
    <style:style style:name="P7" style:family="paragraph" style:parent-style-name="Text_20_body" style:list-style-name="WWNum3"/>
    <style:style style:name="P8" style:family="paragraph" style:parent-style-name="Text_20_body" style:list-style-name="WWNum4"/>
    <style:style style:name="P9" style:family="paragraph" style:parent-style-name="Text_20_body" style:list-style-name="WWNum5"/>
    <style:style style:name="P10" style:family="paragraph" style:parent-style-name="Text_20_body" style:list-style-name="WWNum6"/>
    <style:style style:name="P11" style:family="paragraph" style:parent-style-name="Text_20_body" style:list-style-name="WWNum7"/>
    <style:style style:name="P12" style:family="paragraph" style:parent-style-name="Text_20_body" style:list-style-name="WWNum10"/>
    <style:style style:name="P13" style:family="paragraph" style:parent-style-name="Text_20_body" style:list-style-name="WWNum11"/>
    <style:style style:name="P14" style:family="paragraph" style:parent-style-name="Heading_20_1" style:list-style-name="WWNum1">
      <style:paragraph-properties fo:margin-left="0in" fo:margin-right="0in" fo:text-indent="0in" style:auto-text-indent="false"/>
    </style:style>
    <style:style style:name="T1" style:family="text">
      <style:text-properties style:text-position="super 58%"/>
    </style:style>
    <style:style style:name="T2" style:family="text">
      <style:text-properties style:font-name="Liberation Serif" style:font-name-asian="Liberation Serif1" style:font-name-complex="Liberation Serif1"/>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227_1057113203" text:style-name="Index_20_Link" text:visited-style-name="Index_20_Link"><text:span text:style-name="Index_20_Link">Intro<text:tab/></text:span></text:a></text:p>
          <text:p text:style-name="P2"><text:a xlink:type="simple" xlink:href="#__RefHeading___Toc229_1057113203" text:style-name="Index_20_Link" text:visited-style-name="Index_20_Link"><text:span text:style-name="Index_20_Link">The Simple Truth – There is NO Speed of Light at all<text:tab/></text:span></text:a></text:p>
          <text:p text:style-name="P2"><text:a xlink:type="simple" xlink:href="#__RefHeading___Toc231_1057113203" text:style-name="Index_20_Link" text:visited-style-name="Index_20_Link"><text:span text:style-name="Index_20_Link">The Properties of Light<text:tab/></text:span></text:a></text:p>
          <text:p text:style-name="P2"><text:a xlink:type="simple" xlink:href="#__RefHeading___Toc233_1057113203" text:style-name="Index_20_Link" text:visited-style-name="Index_20_Link"><text:span text:style-name="Index_20_Link">How does GPS Localization Radar and Radar Speed Guns Work then if Speed of Light Cannot be Measured?<text:tab/></text:span></text:a></text:p>
          <text:p text:style-name="P2"><text:a xlink:type="simple" xlink:href="#__RefHeading___Toc235_1057113203" text:style-name="Index_20_Link" text:visited-style-name="Index_20_Link"><text:span text:style-name="Index_20_Link">Information Theory – Shining up the Light and How Fast Information can be Transmitted<text:tab/></text:span></text:a></text:p>
          <text:p text:style-name="P2"><text:a xlink:type="simple" xlink:href="#__RefHeading___Toc237_1057113203" text:style-name="Index_20_Link" text:visited-style-name="Index_20_Link"><text:span text:style-name="Index_20_Link">Wave-Particle Duality of Light<text:tab/></text:span></text:a></text:p>
          <text:p text:style-name="P2"><text:a xlink:type="simple" xlink:href="#__RefHeading___Toc239_1057113203" text:style-name="Index_20_Link" text:visited-style-name="Index_20_Link"><text:span text:style-name="Index_20_Link">Reasoning<text:tab/></text:span></text:a></text:p>
        </text:index-body>
      </text:table-of-content>
      <text:list xml:id="list3069339350350794598" text:style-name="WWNum1">
        <text:list-item>
          <text:h text:style-name="P14" text:outline-level="1"><text:bookmark-start text:name="__RefHeading___Toc227_1057113203"/>Intro<text:bookmark-end text:name="__RefHeading___Toc227_1057113203"/></text:h>
        </text:list-item>
      </text:list>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How could that be? If the universe had a beginning what had there been before? How could nothing go boom if there isn’t anything?”.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list xml:id="list15026378058924" text:continue-numbering="true" text:style-name="WWNum1">
        <text:list-item>
          <text:h text:style-name="P14" text:outline-level="1"><text:bookmark-start text:name="__RefHeading___Toc229_1057113203"/>The Simple Truth – There is NO Speed of Light at all<text:bookmark-end text:name="__RefHeading___Toc229_1057113203"/></text:h>
        </text:list-item>
      </text:list>
      <text:p text:style-name="Text_20_body">Galileo Galileo, Rene Descartes, Aristoteles and many other scientists and philosophers debated for centuries if either speed of light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n <text:a xlink:type="simple" xlink:href="https://en.wikipedia.org/wiki/Speed_of_light" text:style-name="Internet_20_link" text:visited-style-name="Visited_20_Internet_20_Link"><text:span text:style-name="Internet_20_link">speed of light</text:span></text:a> 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 text:style-name="Emphasis">all books on physics science</text:span> are spreading lies when it comes to “speed of light” stated to be 300000 km/s. Also, there is other dis-information and confusion spread concerning speed of light, it’s nature of particle-wave <text:soft-page-break/>dualism, the nature of matter with the equivalence of energy and mass, or the “doppler effect” which is not appropriate to argue red-shift would provide evidence for an expanding universe.</text:p>
      <text:list xml:id="list15025666461685" text:continue-numbering="true" text:style-name="WWNum1">
        <text:list-item>
          <text:h text:style-name="P14" text:outline-level="1"><text:bookmark-start text:name="__RefHeading___Toc231_1057113203"/>The Properties of Light<text:bookmark-end text:name="__RefHeading___Toc231_1057113203"/></text:h>
        </text:list-item>
      </text:list>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702008486536628481" text:style-name="WWNum2">
        <text:list-item>
          <text:p text:style-name="P6">Frequency</text:p>
        </text:list-item>
        <text:list-item>
          <text:p text:style-name="P6">Amplitude</text:p>
        </text:list-item>
        <text:list-item>
          <text:p text:style-name="P6">Phase</text:p>
        </text:list-item>
        <text:list-item>
          <text:p text:style-name="P6">Polarization</text:p>
        </text:list-item>
        <text:list-item>
          <text:p text:style-name="P6">Angular Frequency (Omega=2Pi*f)</text:p>
        </text:list-item>
      </text:list>
      <text:p text:style-name="Text_20_body">Some derived properties of these are:</text:p>
      <text:list xml:id="list1350737750260498022" text:style-name="WWNum3">
        <text:list-item>
          <text:p text:style-name="P7">Energy</text:p>
        </text:list-item>
        <text:list-item>
          <text:p text:style-name="P7">Intensity</text:p>
        </text:list-item>
        <text:list-item>
          <text:p text:style-name="P7">And many more</text:p>
        </text:list-item>
      </text:list>
      <text:p text:style-name="Text_20_body">Also there is various prominent observations with electromagnet waves:</text:p>
      <text:list xml:id="list7775356510264703417" text:style-name="WWNum4">
        <text:list-item>
          <text:p text:style-name="P8">Wave Interference</text:p>
        </text:list-item>
        <text:list-item>
          <text:p text:style-name="P8">Phase Shift</text:p>
        </text:list-item>
        <text:list-item>
          <text:p text:style-name="P8">Frequency Shift</text:p>
        </text:list-item>
        <text:list-item>
          <text:p text:style-name="P8">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Text_20_body">&lt;insert illustration&gt;</text:p>
      <text:list xml:id="list15026357374803" text:continue-list="list15025666461685" text:style-name="WWNum1">
        <text:list-item>
          <text:h text:style-name="P14" text:outline-level="1"><text:bookmark-start text:name="__RefHeading___Toc233_1057113203"/>How does GPS Localization Radar and Radar Speed Guns Work then if Speed of Light Cannot be Measured?<text:bookmark-end text:name="__RefHeading___Toc233_1057113203"/></text:h>
        </text:list-item>
      </text:list>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8122025443785005725" text:style-name="WWNum5">
        <text:list-item>
          <text:p text:style-name="P9"><text:soft-page-break/>The electromagnet wave is transmitted</text:p>
        </text:list-item>
        <text:list-item>
          <text:p text:style-name="P9">The electromagnetic wave instantaneously (since there is no propagation speed of light) hits a (probably moving) target such as a car or aircraft and the wave again is instantaneously <text:s/>being reflected</text:p>
        </text:list-item>
        <text:list-item>
          <text:p text:style-name="P9">The wave and it’s reflection INTERFERE, also instantaneously</text:p>
        </text:list-item>
        <text:list-item>
          <text:p text:style-name="P9">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3172486843913062215" text:style-name="WWNum6">
        <text:list-item>
          <text:p text:style-name="P10">The phase of the reflected wave shifts according to target’s position</text:p>
        </text:list-item>
        <text:list-item>
          <text:p text:style-name="P10">And the resulting signal measured due to wave interference pattern changes (pulsing)</text:p>
        </text:list-item>
        <text:list-item>
          <text:p text:style-name="P10">And the interference pulsing speed indicates the speed of the moving target</text:p>
        </text:list-item>
        <text:list-item>
          <text:p text:style-name="P10">Which, again, is not related to a non-existent property of speed of light</text:p>
        </text:list-item>
      </text:list>
      <text:p text:style-name="Text_20_body">To estimate the location of a target with GPS satellite signals:</text:p>
      <text:list xml:id="list8258856653017581064" text:style-name="WWNum7">
        <text:list-item>
          <text:p text:style-name="P11">Again interference pattern of a wave and its reflection is measured</text:p>
        </text:list-item>
        <text:list-item>
          <text:p text:style-name="P11">But with multiple wave interference patterns from three or more moving GPS satellites have to be measured</text:p>
        </text:list-item>
      </text:list>
      <text:p text:style-name="Text_20_body">&lt;insert illustration&gt;</text:p>
      <text:p text:style-name="Text_20_body">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list xml:id="list15026825485322" text:continue-list="list15026357374803" text:style-name="WWNum1">
        <text:list-item>
          <text:h text:style-name="P14" text:outline-level="1"><text:bookmark-start text:name="__RefHeading___Toc235_1057113203"/>Information Theory – Shining up the Light and How Fast Information can be Transmitted<text:bookmark-end text:name="__RefHeading___Toc235_1057113203"/></text:h>
        </text:list-item>
      </text:list>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oft-page-break/>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3557148257157720705" text:style-name="WWNum8">
        <text:list-item>
          <text:p text:style-name="P4">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text:span text:style-name="T2">∞</text:span>→<text:span text:style-name="T2">0</text:span>)</text:p>
        </text:list-item>
      </text:list>
      <text:p text:style-name="Standard"><draw:a xlink:type="simple" xlink:href="https://en.wikipedia.org/wiki/Dirac_delta_function"><draw:frame draw:style-name="fr1"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1"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4708555698277659670" text:style-name="WWNum9">
        <text:list-item>
          <text:p text:style-name="P5"><text:a xlink:type="simple" xlink:href="https://en.wikipedia.org/wiki/Fourier_analysis" text:style-name="Internet_20_link" text:visited-style-name="Visited_20_Internet_20_Link"><text:span text:style-name="Internet_20_link">Fourier analysis</text:span></text:a> of a perfect rectangular signal would occupy infinite bandwidth</text:p>
        </text:list-item>
      </text:list>
      <text:p text:style-name="Text_20_body">&lt;insert illustration&gt;</text:p>
      <text:p text:style-name="Text_20_body">&lt;insert formulas&gt;</text:p>
      <text:p text:style-name="Text_20_body">Bottom line: shining up a light always takes time. The faster a signal carrying information changes, the more bandwidth it occupies. Infinite “fast” transmission of information would occupy all available frequencies from zero to infinite. Good luck when applying for a license to acquire this frequency band from your regulator.</text:p>
      <text:list xml:id="list15026401187803" text:continue-list="list15026825485322" text:style-name="WWNum1">
        <text:list-item>
          <text:h text:style-name="P14" text:outline-level="1"><text:bookmark-start text:name="__RefHeading___Toc237_1057113203"/>Wave-Particle Duality of Light<text:bookmark-end text:name="__RefHeading___Toc237_1057113203"/></text:h>
        </text:list-item>
      </text:list>
      <text:list xml:id="list8378213970290712610" text:style-name="WWNum10">
        <text:list-item>
          <text:p text:style-name="P12"><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2"><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2"><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2">Light is an electromagnetic wave</text:p>
        </text:list-item>
      </text:list>
      <text:list xml:id="list15027266891171" text:continue-list="list15026401187803" text:style-name="WWNum1">
        <text:list-item>
          <text:h text:style-name="P14" text:outline-level="1"><text:bookmark-start text:name="__RefHeading___Toc239_1057113203"/><text:soft-page-break/>Reasoning<text:bookmark-end text:name="__RefHeading___Toc239_1057113203"/></text:h>
        </text:list-item>
      </text:list>
      <text:list xml:id="list5984989540390838867" text:style-name="WWNum11">
        <text:list-item>
          <text:p text:style-name="P13">Nuclear Technology</text:p>
        </text:list-item>
        <text:list-item>
          <text:p text:style-name="P13">Military Radar and Data Transmission Systems</text:p>
        </text:list-item>
        <text:list-item>
          <text:p text:style-name="P13">Religious Big Bang Universe, no big bang, no god who created it</text:p>
        </text:list-item>
        <text:list-item>
          <text:p text:style-name="P13">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3">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3">Upside dow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01:50:25.034409409</dc:date>
    <meta:editing-cycles>105</meta:editing-cycles>
    <dc:title>Special Relativity and Speed of Light</dc:title>
    <meta:editing-duration>PT3H4M19S</meta:editing-duration>
    <meta:generator>LibreOffice/5.1.3.2$Linux_X86_64 LibreOffice_project/10m0$Build-2</meta:generator>
    <meta:document-statistic meta:table-count="0" meta:image-count="2" meta:object-count="0" meta:page-count="5" meta:paragraph-count="69" meta:word-count="1720" meta:character-count="10447" meta:non-whitespace-character-count="8816"/>
  </office:meta>
</office:document-meta>
</file>